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style:writing-mode="lr-tb"/>
    </style:style>
    <style:style style:name="P2" style:family="paragraph" style:parent-style-name="Text_20_body" style:list-style-name="L1">
      <style:paragraph-properties fo:margin-top="0cm" fo:margin-bottom="0cm" style:contextual-spacing="false" style:writing-mode="lr-tb"/>
    </style:style>
    <style:style style:name="P3" style:family="paragraph" style:parent-style-name="Text_20_body">
      <style:paragraph-properties style:writing-mode="lr-tb"/>
    </style:style>
    <style:style style:name="T1" style:family="text">
      <style:text-properties officeooo:rsid="0002bbd6"/>
    </style:style>
    <style:style style:name="T2" style:family="text">
      <style:text-properties fo:font-weight="bold" style:font-weight-asian="bold" style:font-weight-complex="bold"/>
    </style:style>
    <style:style style:name="T3" style:family="text">
      <style:text-properties officeooo:rsid="000562aa"/>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Madame, Monsieur,</text:span></text:p>
      <text:p text:style-name="Text_20_body">Passionné par le développement web et les technologies innovantes, votre entreprise a retenu toute mon attention en raison de votre expertise reconnue dans le secteur et de vos projets ambitieux. Votre engagement en matière d'innovation et votre capacité à mener des projets de grande envergure font de votre entreprise un environnement idéal pour développer mes compétences et participer à des réalisations concrètes, tout en apportant ma contribution à votre équipe.</text:p>
      <text:p text:style-name="Text_20_body">Actuellement en formation de Concepteur Développeur d'Applications (CDA) à l'AFPA, je suis à la recherche d'un stage pratique du 16 septembre au 6 décembre 2024. Fort de solides <text:span text:style-name="T3">connaissances</text:span> en intégration web (<text:span text:style-name="T2">HTML</text:span>, <text:span text:style-name="T2">CSS</text:span>, <text:span text:style-name="T2">JavaScript</text:span>, <text:span text:style-name="T2">Bootstrap</text:span>, <text:span text:style-name="T2">React</text:span>), en développement Full Stack (<text:span text:style-name="T2">PHP</text:span>, <text:span text:style-name="T2">Symfony</text:span>, <text:span text:style-name="T2">SQL</text:span>), ainsi qu'en gestion de projets avec <text:span text:style-name="T2">Git</text:span>, je souhaite mettre mes connaissances au service de votre entreprise tout en approfondissant mon expertise.</text:p>
      <text:p text:style-name="Text_20_body">Au cours de ma formation, j'ai eu l'occasion de mener à bien plusieurs projets complets, ce qui m'a permis de renforcer mes capacités techniques et mon esprit d'équipe. Ce stage est pour moi une étape clé dans l'acquisition d'une expérience professionnelle concrète, indispensable à la validation de mon diplôme, et je suis convaincu que votre entreprise représente un environnement stimulant pour poursuivre mon apprentissage.</text:p>
      <text:p text:style-name="Text_20_body">Disponible pour un entretien à votre convenance, je serais ravi de vous détailler mes motivations et la valeur que je pourrais apporter à votre équipe. Vous trouverez mon CV ci-joint pour de plus amples informations sur mon parcours. Je reste à votre disposition pour toute question complémentaire.</text:p>
      <text:p text:style-name="Text_20_body">Dans l'attente de votre retour, je vous prie d'agréer, Madame, Monsieur, l'expression de mes salutations distinguées.</text:p>
      <text:p text:style-name="Text_20_body"><text:span text:style-name="Strong_20_Emphasis">Enzo Locquet</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09:33:43.028856668</meta:creation-date>
    <dc:date>2024-09-16T11:19:44.380029441</dc:date>
    <meta:editing-duration>PT23M54S</meta:editing-duration>
    <meta:editing-cycles>3</meta:editing-cycles>
    <meta:generator>LibreOffice/7.3.7.2$Linux_X86_64 LibreOffice_project/30$Build-2</meta:generator>
    <meta:document-statistic meta:table-count="0" meta:image-count="0" meta:object-count="0" meta:page-count="1" meta:paragraph-count="7" meta:word-count="267" meta:character-count="1789" meta:non-whitespace-character-count="1529"/>
  </office:meta>
</office:document-meta>
</file>